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ffa6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number-columns-repeated="5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SIZE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9"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ALTIME SPE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table:number-columns-repeated="3"/>
        </table:table-row>
        <table:table-row table:style-name="ro1">
          <table:table-cell office:value-type="float" office:value="1.410983" calcext:value-type="float">
            <text:p>1.410983</text:p>
          </table:table-cell>
          <table:table-cell office:value-type="float" office:value="-0.00506" calcext:value-type="float">
            <text:p>-0.00506</text:p>
          </table:table-cell>
          <table:table-cell office:value-type="float" office:value="0.736" calcext:value-type="float">
            <text:p>0.736</text:p>
          </table:table-cell>
          <table:table-cell/>
          <table:table-cell office:value-type="float" office:value="187.103589" calcext:value-type="float">
            <text:p>187.103589</text:p>
          </table:table-cell>
          <table:table-cell office:value-type="float" office:value="5.036451" calcext:value-type="float">
            <text:p>5.036451</text:p>
          </table:table-cell>
          <table:table-cell office:value-type="float" office:value="1.056427" calcext:value-type="float">
            <text:p>1.056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.570125" calcext:value-type="float">
            <text:p>223.570125</text:p>
          </table:table-cell>
          <table:table-cell table:number-columns-repeated="3"/>
        </table:table-row>
        <table:table-row table:style-name="ro1">
          <table:table-cell office:value-type="float" office:value="3.855645" calcext:value-type="float">
            <text:p>3.855645</text:p>
          </table:table-cell>
          <table:table-cell office:value-type="float" office:value="-0.891269" calcext:value-type="float">
            <text:p>-0.891269</text:p>
          </table:table-cell>
          <table:table-cell office:value-type="float" office:value="0.208" calcext:value-type="float">
            <text:p>0.208</text:p>
          </table:table-cell>
          <table:table-cell/>
          <table:table-cell office:value-type="float" office:value="205.413105" calcext:value-type="float">
            <text:p>205.413105</text:p>
          </table:table-cell>
          <table:table-cell office:value-type="float" office:value="4.980581" calcext:value-type="float">
            <text:p>4.980581</text:p>
          </table:table-cell>
          <table:table-cell office:value-type="float" office:value="1.04297" calcext:value-type="float">
            <text:p>1.04297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3.467903" calcext:value-type="float">
            <text:p>223.467903</text:p>
          </table:table-cell>
          <table:table-cell table:number-columns-repeated="3"/>
        </table:table-row>
        <table:table-row table:style-name="ro1">
          <table:table-cell office:value-type="float" office:value="3.818467" calcext:value-type="float">
            <text:p>3.818467</text:p>
          </table:table-cell>
          <table:table-cell office:value-type="float" office:value="0.001889" calcext:value-type="float">
            <text:p>0.001889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211.34135" calcext:value-type="float">
            <text:p>211.34135</text:p>
          </table:table-cell>
          <table:table-cell office:value-type="float" office:value="4.97797" calcext:value-type="float">
            <text:p>4.97797</text:p>
          </table:table-cell>
          <table:table-cell office:value-type="float" office:value="1.042659" calcext:value-type="float">
            <text:p>1.042659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7766" calcext:value-type="float">
            <text:p>224.187766</text:p>
          </table:table-cell>
          <table:table-cell table:number-columns-repeated="3"/>
        </table:table-row>
        <table:table-row table:style-name="ro1">
          <table:table-cell office:value-type="float" office:value="3.87827" calcext:value-type="float">
            <text:p>3.87827</text:p>
          </table:table-cell>
          <table:table-cell office:value-type="float" office:value="-0.001273" calcext:value-type="float">
            <text:p>-0.001273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195.190116" calcext:value-type="float">
            <text:p>195.190116</text:p>
          </table:table-cell>
          <table:table-cell office:value-type="float" office:value="5.977608" calcext:value-type="float">
            <text:p>5.977608</text:p>
          </table:table-cell>
          <table:table-cell office:value-type="float" office:value="1.933847" calcext:value-type="float">
            <text:p>1.93384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31335" calcext:value-type="float">
            <text:p>187.031335</text:p>
          </table:table-cell>
          <table:table-cell table:number-columns-repeated="3"/>
        </table:table-row>
        <table:table-row table:style-name="ro1">
          <table:table-cell office:value-type="float" office:value="4.45819" calcext:value-type="float">
            <text:p>4.45819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194.922156" calcext:value-type="float">
            <text:p>194.922156</text:p>
          </table:table-cell>
          <table:table-cell office:value-type="float" office:value="4.96963" calcext:value-type="float">
            <text:p>4.96963</text:p>
          </table:table-cell>
          <table:table-cell office:value-type="float" office:value="1.020237" calcext:value-type="float">
            <text:p>1.020237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225.972557" calcext:value-type="float">
            <text:p>225.972557</text:p>
          </table:table-cell>
          <table:table-cell table:number-columns-repeated="3"/>
        </table:table-row>
        <table:table-row table:style-name="ro1">
          <table:table-cell office:value-type="float" office:value="4.027571" calcext:value-type="float">
            <text:p>4.027571</text:p>
          </table:table-cell>
          <table:table-cell office:value-type="float" office:value="-0.742546" calcext:value-type="float">
            <text:p>-0.742546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float" office:value="206.327836" calcext:value-type="float">
            <text:p>206.327836</text:p>
          </table:table-cell>
          <table:table-cell office:value-type="float" office:value="5.964339" calcext:value-type="float">
            <text:p>5.964339</text:p>
          </table:table-cell>
          <table:table-cell office:value-type="float" office:value="1.935051" calcext:value-type="float">
            <text:p>1.935051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782753" calcext:value-type="float">
            <text:p>187.782753</text:p>
          </table:table-cell>
          <table:table-cell table:number-columns-repeated="3"/>
        </table:table-row>
        <table:table-row table:style-name="ro1">
          <table:table-cell office:value-type="float" office:value="3.781162" calcext:value-type="float">
            <text:p>3.781162</text:p>
          </table:table-cell>
          <table:table-cell office:value-type="float" office:value="-0.003324" calcext:value-type="float">
            <text:p>-0.003324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float" office:value="211.83964" calcext:value-type="float">
            <text:p>211.83964</text:p>
          </table:table-cell>
          <table:table-cell office:value-type="float" office:value="4.978187" calcext:value-type="float">
            <text:p>4.978187</text:p>
          </table:table-cell>
          <table:table-cell office:value-type="float" office:value="1.01179" calcext:value-type="float">
            <text:p>1.01179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78871" calcext:value-type="float">
            <text:p>224.378871</text:p>
          </table:table-cell>
          <table:table-cell table:number-columns-repeated="3"/>
        </table:table-row>
        <table:table-row table:style-name="ro1">
          <table:table-cell office:value-type="float" office:value="3.977758" calcext:value-type="float">
            <text:p>3.977758</text:p>
          </table:table-cell>
          <table:table-cell office:value-type="float" office:value="-0.003856" calcext:value-type="float">
            <text:p>-0.003856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float" office:value="203.380903" calcext:value-type="float">
            <text:p>203.380903</text:p>
          </table:table-cell>
          <table:table-cell office:value-type="float" office:value="4.979621" calcext:value-type="float">
            <text:p>4.979621</text:p>
          </table:table-cell>
          <table:table-cell office:value-type="float" office:value="1.016185" calcext:value-type="float">
            <text:p>1.01618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12626" calcext:value-type="float">
            <text:p>223.912626</text:p>
          </table:table-cell>
          <table:table-cell table:number-columns-repeated="3"/>
        </table:table-row>
        <table:table-row table:style-name="ro1">
          <table:table-cell office:value-type="float" office:value="3.794999" calcext:value-type="float">
            <text:p>3.794999</text:p>
          </table:table-cell>
          <table:table-cell office:value-type="float" office:value="-0.005007" calcext:value-type="float">
            <text:p>-0.005007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float" office:value="199.473037" calcext:value-type="float">
            <text:p>199.473037</text:p>
          </table:table-cell>
          <table:table-cell office:value-type="float" office:value="4.976433" calcext:value-type="float">
            <text:p>4.976433</text:p>
          </table:table-cell>
          <table:table-cell office:value-type="float" office:value="1.007146" calcext:value-type="float">
            <text:p>1.00714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7958" calcext:value-type="float">
            <text:p>224.457958</text:p>
          </table:table-cell>
          <table:table-cell table:number-columns-repeated="3"/>
        </table:table-row>
        <table:table-row table:style-name="ro1">
          <table:table-cell office:value-type="float" office:value="4.027541" calcext:value-type="float">
            <text:p>4.027541</text:p>
          </table:table-cell>
          <table:table-cell office:value-type="float" office:value="-0.005399" calcext:value-type="float">
            <text:p>-0.005399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207.322537" calcext:value-type="float">
            <text:p>207.322537</text:p>
          </table:table-cell>
          <table:table-cell office:value-type="float" office:value="4.968849" calcext:value-type="float">
            <text:p>4.968849</text:p>
          </table:table-cell>
          <table:table-cell office:value-type="float" office:value="1.053189" calcext:value-type="float">
            <text:p>1.053189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26.410586" calcext:value-type="float">
            <text:p>226.410586</text:p>
          </table:table-cell>
          <table:table-cell table:number-columns-repeated="3"/>
        </table:table-row>
        <table:table-row table:style-name="ro1">
          <table:table-cell office:value-type="float" office:value="3.549877" calcext:value-type="float">
            <text:p>3.549877</text:p>
          </table:table-cell>
          <table:table-cell office:value-type="float" office:value="-0.40791" calcext:value-type="float">
            <text:p>-0.4079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25.359925" calcext:value-type="float">
            <text:p>225.359925</text:p>
          </table:table-cell>
          <table:table-cell office:value-type="float" office:value="5.962414" calcext:value-type="float">
            <text:p>5.962414</text:p>
          </table:table-cell>
          <table:table-cell office:value-type="float" office:value="1.931646" calcext:value-type="float">
            <text:p>1.931646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8.011097" calcext:value-type="float">
            <text:p>188.011097</text:p>
          </table:table-cell>
          <table:table-cell table:number-columns-repeated="3"/>
        </table:table-row>
        <table:table-row table:style-name="ro1">
          <table:table-cell office:value-type="float" office:value="4.566053" calcext:value-type="float">
            <text:p>4.566053</text:p>
          </table:table-cell>
          <table:table-cell office:value-type="float" office:value="-0.238787" calcext:value-type="float">
            <text:p>-0.238787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93.164647" calcext:value-type="float">
            <text:p>193.164647</text:p>
          </table:table-cell>
          <table:table-cell office:value-type="float" office:value="4.989572" calcext:value-type="float">
            <text:p>4.989572</text:p>
          </table:table-cell>
          <table:table-cell office:value-type="float" office:value="1.003121" calcext:value-type="float">
            <text:p>1.003121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267731" calcext:value-type="float">
            <text:p>224.267731</text:p>
          </table:table-cell>
          <table:table-cell table:number-columns-repeated="3"/>
        </table:table-row>
        <table:table-row table:style-name="ro1">
          <table:table-cell office:value-type="float" office:value="4.139061" calcext:value-type="float">
            <text:p>4.139061</text:p>
          </table:table-cell>
          <table:table-cell office:value-type="float" office:value="-0.760085" calcext:value-type="float">
            <text:p>-0.760085</text:p>
          </table:table-cell>
          <table:table-cell office:value-type="float" office:value="0.208" calcext:value-type="float">
            <text:p>0.208</text:p>
          </table:table-cell>
          <table:table-cell/>
          <table:table-cell office:value-type="float" office:value="191.347749" calcext:value-type="float">
            <text:p>191.347749</text:p>
          </table:table-cell>
          <table:table-cell office:value-type="float" office:value="4.976862" calcext:value-type="float">
            <text:p>4.976862</text:p>
          </table:table-cell>
          <table:table-cell office:value-type="float" office:value="1.023661" calcext:value-type="float">
            <text:p>1.023661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4.036755" calcext:value-type="float">
            <text:p>224.036755</text:p>
          </table:table-cell>
          <table:table-cell table:number-columns-repeated="3"/>
        </table:table-row>
        <table:table-row table:style-name="ro1">
          <table:table-cell office:value-type="float" office:value="3.765999" calcext:value-type="float">
            <text:p>3.765999</text:p>
          </table:table-cell>
          <table:table-cell office:value-type="float" office:value="-0.004926" calcext:value-type="float">
            <text:p>-0.004926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float" office:value="203.398894" calcext:value-type="float">
            <text:p>203.398894</text:p>
          </table:table-cell>
          <table:table-cell office:value-type="float" office:value="4.979215" calcext:value-type="float">
            <text:p>4.979215</text:p>
          </table:table-cell>
          <table:table-cell office:value-type="float" office:value="1.016455" calcext:value-type="float">
            <text:p>1.016455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3172" calcext:value-type="float">
            <text:p>224.13172</text:p>
          </table:table-cell>
          <table:table-cell table:number-columns-repeated="3"/>
        </table:table-row>
        <table:table-row table:style-name="ro1">
          <table:table-cell office:value-type="float" office:value="3.889871" calcext:value-type="float">
            <text:p>3.889871</text:p>
          </table:table-cell>
          <table:table-cell office:value-type="float" office:value="-0.901601" calcext:value-type="float">
            <text:p>-0.901601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float" office:value="199.749548" calcext:value-type="float">
            <text:p>199.749548</text:p>
          </table:table-cell>
          <table:table-cell office:value-type="float" office:value="5.970817" calcext:value-type="float">
            <text:p>5.970817</text:p>
          </table:table-cell>
          <table:table-cell office:value-type="float" office:value="1.890863" calcext:value-type="float">
            <text:p>1.890863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416423" calcext:value-type="float">
            <text:p>188.416423</text:p>
          </table:table-cell>
          <table:table-cell table:number-columns-repeated="3"/>
        </table:table-row>
        <table:table-row table:style-name="ro1">
          <table:table-cell office:value-type="float" office:value="4.068762" calcext:value-type="float">
            <text:p>4.068762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212.349601" calcext:value-type="float">
            <text:p>212.349601</text:p>
          </table:table-cell>
          <table:table-cell office:value-type="float" office:value="5.961361" calcext:value-type="float">
            <text:p>5.961361</text:p>
          </table:table-cell>
          <table:table-cell office:value-type="float" office:value="1.904594" calcext:value-type="float">
            <text:p>1.904594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8.212049" calcext:value-type="float">
            <text:p>188.212049</text:p>
          </table:table-cell>
          <table:table-cell table:number-columns-repeated="3"/>
        </table:table-row>
        <table:table-row table:style-name="ro1">
          <table:table-cell office:value-type="float" office:value="4.195586" calcext:value-type="float">
            <text:p>4.195586</text:p>
          </table:table-cell>
          <table:table-cell office:value-type="float" office:value="-0.757562" calcext:value-type="float">
            <text:p>-0.75756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93.060041" calcext:value-type="float">
            <text:p>193.060041</text:p>
          </table:table-cell>
          <table:table-cell office:value-type="float" office:value="4.982372" calcext:value-type="float">
            <text:p>4.982372</text:p>
          </table:table-cell>
          <table:table-cell office:value-type="float" office:value="1.019288" calcext:value-type="float">
            <text:p>1.019288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588281" calcext:value-type="float">
            <text:p>223.588281</text:p>
          </table:table-cell>
          <table:table-cell table:number-columns-repeated="3"/>
        </table:table-row>
        <table:table-row table:style-name="ro1">
          <table:table-cell office:value-type="float" office:value="4.186795" calcext:value-type="float">
            <text:p>4.186795</text:p>
          </table:table-cell>
          <table:table-cell office:value-type="float" office:value="-0.00541" calcext:value-type="float">
            <text:p>-0.00541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99.436562" calcext:value-type="float">
            <text:p>199.436562</text:p>
          </table:table-cell>
          <table:table-cell office:value-type="float" office:value="4.977154" calcext:value-type="float">
            <text:p>4.977154</text:p>
          </table:table-cell>
          <table:table-cell office:value-type="float" office:value="1.049884" calcext:value-type="float">
            <text:p>1.04988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24526" calcext:value-type="float">
            <text:p>224.224526</text:p>
          </table:table-cell>
          <table:table-cell table:number-columns-repeated="3"/>
        </table:table-row>
        <table:table-row table:style-name="ro1">
          <table:table-cell office:value-type="float" office:value="3.982175" calcext:value-type="float">
            <text:p>3.982175</text:p>
          </table:table-cell>
          <table:table-cell office:value-type="float" office:value="-0.538539" calcext:value-type="float">
            <text:p>-0.538539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float" office:value="196.375103" calcext:value-type="float">
            <text:p>196.375103</text:p>
          </table:table-cell>
          <table:table-cell office:value-type="float" office:value="4.979902" calcext:value-type="float">
            <text:p>4.979902</text:p>
          </table:table-cell>
          <table:table-cell office:value-type="float" office:value="1.021527" calcext:value-type="float">
            <text:p>1.021527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899987" calcext:value-type="float">
            <text:p>223.899987</text:p>
          </table:table-cell>
          <table:table-cell table:number-columns-repeated="3"/>
        </table:table-row>
        <table:table-row table:style-name="ro1">
          <table:table-cell office:value-type="float" office:value="4.268995" calcext:value-type="float">
            <text:p>4.268995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float" office:value="187.163498" calcext:value-type="float">
            <text:p>187.163498</text:p>
          </table:table-cell>
          <table:table-cell office:value-type="float" office:value="4.986337" calcext:value-type="float">
            <text:p>4.986337</text:p>
          </table:table-cell>
          <table:table-cell office:value-type="float" office:value="1.003536" calcext:value-type="float">
            <text:p>1.003536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4.613782" calcext:value-type="float">
            <text:p>224.613782</text:p>
          </table:table-cell>
          <table:table-cell table:number-columns-repeated="3"/>
        </table:table-row>
        <table:table-row table:style-name="ro1">
          <table:table-cell office:value-type="float" office:value="4.270484" calcext:value-type="float">
            <text:p>4.270484</text:p>
          </table:table-cell>
          <table:table-cell office:value-type="float" office:value="-0.824876" calcext:value-type="float">
            <text:p>-0.824876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188.971556" calcext:value-type="float">
            <text:p>188.971556</text:p>
          </table:table-cell>
          <table:table-cell office:value-type="float" office:value="4.976358" calcext:value-type="float">
            <text:p>4.976358</text:p>
          </table:table-cell>
          <table:table-cell office:value-type="float" office:value="1.019348" calcext:value-type="float">
            <text:p>1.019348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662296" calcext:value-type="float">
            <text:p>224.662296</text:p>
          </table:table-cell>
          <table:table-cell table:number-columns-repeated="3"/>
        </table:table-row>
        <table:table-row table:style-name="ro1">
          <table:table-cell office:value-type="float" office:value="4.262042" calcext:value-type="float">
            <text:p>4.262042</text:p>
          </table:table-cell>
          <table:table-cell office:value-type="float" office:value="0.001584" calcext:value-type="float">
            <text:p>0.001584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198.027141" calcext:value-type="float">
            <text:p>198.027141</text:p>
          </table:table-cell>
          <table:table-cell office:value-type="float" office:value="5.969404" calcext:value-type="float">
            <text:p>5.969404</text:p>
          </table:table-cell>
          <table:table-cell office:value-type="float" office:value="1.929613" calcext:value-type="float">
            <text:p>1.929613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293505" calcext:value-type="float">
            <text:p>188.293505</text:p>
          </table:table-cell>
          <table:table-cell table:number-columns-repeated="3"/>
        </table:table-row>
        <table:table-row table:style-name="ro1">
          <table:table-cell office:value-type="float" office:value="4.237865" calcext:value-type="float">
            <text:p>4.237865</text:p>
          </table:table-cell>
          <table:table-cell office:value-type="float" office:value="-0.003009" calcext:value-type="float">
            <text:p>-0.003009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float" office:value="193.257691" calcext:value-type="float">
            <text:p>193.257691</text:p>
          </table:table-cell>
          <table:table-cell office:value-type="float" office:value="5.963288" calcext:value-type="float">
            <text:p>5.963288</text:p>
          </table:table-cell>
          <table:table-cell office:value-type="float" office:value="1.935728" calcext:value-type="float">
            <text:p>1.935728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8.151233" calcext:value-type="float">
            <text:p>188.151233</text:p>
          </table:table-cell>
          <table:table-cell table:number-columns-repeated="3"/>
        </table:table-row>
        <table:table-row table:style-name="ro1">
          <table:table-cell office:value-type="float" office:value="4.503144" calcext:value-type="float">
            <text:p>4.503144</text:p>
          </table:table-cell>
          <table:table-cell office:value-type="float" office:value="-0.531322" calcext:value-type="float">
            <text:p>-0.531322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05.41204" calcext:value-type="float">
            <text:p>205.41204</text:p>
          </table:table-cell>
          <table:table-cell office:value-type="float" office:value="4.978188" calcext:value-type="float">
            <text:p>4.978188</text:p>
          </table:table-cell>
          <table:table-cell office:value-type="float" office:value="1.019224" calcext:value-type="float">
            <text:p>1.01922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77076" calcext:value-type="float">
            <text:p>223.977076</text:p>
          </table:table-cell>
          <table:table-cell table:number-columns-repeated="3"/>
        </table:table-row>
        <table:table-row table:style-name="ro1">
          <table:table-cell office:value-type="float" office:value="4.174036" calcext:value-type="float">
            <text:p>4.174036</text:p>
          </table:table-cell>
          <table:table-cell office:value-type="float" office:value="-0.003342" calcext:value-type="float">
            <text:p>-0.00334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206.035596" calcext:value-type="float">
            <text:p>206.035596</text:p>
          </table:table-cell>
          <table:table-cell office:value-type="float" office:value="4.978017" calcext:value-type="float">
            <text:p>4.978017</text:p>
          </table:table-cell>
          <table:table-cell office:value-type="float" office:value="1.002537" calcext:value-type="float">
            <text:p>1.002537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84767" calcext:value-type="float">
            <text:p>223.984767</text:p>
          </table:table-cell>
          <table:table-cell table:number-columns-repeated="3"/>
        </table:table-row>
        <table:table-row table:style-name="ro1">
          <table:table-cell office:value-type="float" office:value="4.33412" calcext:value-type="float">
            <text:p>4.33412</text:p>
          </table:table-cell>
          <table:table-cell office:value-type="float" office:value="-0.521776" calcext:value-type="float">
            <text:p>-0.521776</text:p>
          </table:table-cell>
          <table:table-cell office:value-type="float" office:value="0.144" calcext:value-type="float">
            <text:p>0.144</text:p>
          </table:table-cell>
          <table:table-cell/>
          <table:table-cell office:value-type="float" office:value="197.502606" calcext:value-type="float">
            <text:p>197.502606</text:p>
          </table:table-cell>
          <table:table-cell office:value-type="float" office:value="4.963047" calcext:value-type="float">
            <text:p>4.963047</text:p>
          </table:table-cell>
          <table:table-cell office:value-type="float" office:value="1.008708" calcext:value-type="float">
            <text:p>1.008708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225.869308" calcext:value-type="float">
            <text:p>225.869308</text:p>
          </table:table-cell>
          <table:table-cell table:number-columns-repeated="3"/>
        </table:table-row>
        <table:table-row table:style-name="ro1">
          <table:table-cell office:value-type="float" office:value="3.983875" calcext:value-type="float">
            <text:p>3.983875</text:p>
          </table:table-cell>
          <table:table-cell office:value-type="float" office:value="-0.918032" calcext:value-type="float">
            <text:p>-0.918032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float" office:value="203.570642" calcext:value-type="float">
            <text:p>203.570642</text:p>
          </table:table-cell>
          <table:table-cell office:value-type="float" office:value="4.979271" calcext:value-type="float">
            <text:p>4.979271</text:p>
          </table:table-cell>
          <table:table-cell office:value-type="float" office:value="1.003038" calcext:value-type="float">
            <text:p>1.003038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3003" calcext:value-type="float">
            <text:p>224.33003</text:p>
          </table:table-cell>
          <table:table-cell table:number-columns-repeated="3"/>
        </table:table-row>
        <table:table-row table:style-name="ro1">
          <table:table-cell office:value-type="float" office:value="4.037703" calcext:value-type="float">
            <text:p>4.037703</text:p>
          </table:table-cell>
          <table:table-cell office:value-type="float" office:value="-0.005203" calcext:value-type="float">
            <text:p>-0.005203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float" office:value="191.693147" calcext:value-type="float">
            <text:p>191.693147</text:p>
          </table:table-cell>
          <table:table-cell office:value-type="float" office:value="5.990902" calcext:value-type="float">
            <text:p>5.990902</text:p>
          </table:table-cell>
          <table:table-cell office:value-type="float" office:value="1.941449" calcext:value-type="float">
            <text:p>1.941449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6.616308" calcext:value-type="float">
            <text:p>186.616308</text:p>
          </table:table-cell>
          <table:table-cell table:number-columns-repeated="3"/>
        </table:table-row>
        <table:table-row table:style-name="ro1">
          <table:table-cell office:value-type="float" office:value="4.253202" calcext:value-type="float">
            <text:p>4.253202</text:p>
          </table:table-cell>
          <table:table-cell office:value-type="float" office:value="-0.004758" calcext:value-type="float">
            <text:p>-0.004758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196.792912" calcext:value-type="float">
            <text:p>196.792912</text:p>
          </table:table-cell>
          <table:table-cell office:value-type="float" office:value="4.979352" calcext:value-type="float">
            <text:p>4.979352</text:p>
          </table:table-cell>
          <table:table-cell office:value-type="float" office:value="1.023775" calcext:value-type="float">
            <text:p>1.02377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2472" calcext:value-type="float">
            <text:p>223.92472</text:p>
          </table:table-cell>
          <table:table-cell table:number-columns-repeated="3"/>
        </table:table-row>
        <table:table-row table:style-name="ro1">
          <table:table-cell office:value-type="float" office:value="4.02487" calcext:value-type="float">
            <text:p>4.02487</text:p>
          </table:table-cell>
          <table:table-cell office:value-type="float" office:value="-0.030705" calcext:value-type="float">
            <text:p>-0.030705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float" office:value="204.727101" calcext:value-type="float">
            <text:p>204.727101</text:p>
          </table:table-cell>
          <table:table-cell office:value-type="float" office:value="5.967768" calcext:value-type="float">
            <text:p>5.967768</text:p>
          </table:table-cell>
          <table:table-cell office:value-type="float" office:value="1.921044" calcext:value-type="float">
            <text:p>1.92104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12684" calcext:value-type="float">
            <text:p>188.512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35904" calcext:value-type="float">
            <text:p>6.935904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7.020212" calcext:value-type="float">
            <text:p>127.020212</text:p>
          </table:table-cell>
          <table:table-cell office:value-type="float" office:value="4.977179" calcext:value-type="float">
            <text:p>4.977179</text:p>
          </table:table-cell>
          <table:table-cell office:value-type="float" office:value="0.941627" calcext:value-type="float">
            <text:p>0.94162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23398" calcext:value-type="float">
            <text:p>224.223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9437" calcext:value-type="float">
            <text:p>6.289437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131.649307" calcext:value-type="float">
            <text:p>131.649307</text:p>
          </table:table-cell>
          <table:table-cell office:value-type="float" office:value="5.977289" calcext:value-type="float">
            <text:p>5.977289</text:p>
          </table:table-cell>
          <table:table-cell office:value-type="float" office:value="1.926596" calcext:value-type="float">
            <text:p>1.926596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187.710517" calcext:value-type="float">
            <text:p>187.710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04828" calcext:value-type="float">
            <text:p>6.90482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27.012576" calcext:value-type="float">
            <text:p>127.012576</text:p>
          </table:table-cell>
          <table:table-cell office:value-type="float" office:value="4.978042" calcext:value-type="float">
            <text:p>4.978042</text:p>
          </table:table-cell>
          <table:table-cell office:value-type="float" office:value="1.007973" calcext:value-type="float">
            <text:p>1.007973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4523" calcext:value-type="float">
            <text:p>224.184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66171" calcext:value-type="float">
            <text:p>7.36617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32.090338" calcext:value-type="float">
            <text:p>132.090338</text:p>
          </table:table-cell>
          <table:table-cell office:value-type="float" office:value="4.975319" calcext:value-type="float">
            <text:p>4.975319</text:p>
          </table:table-cell>
          <table:table-cell office:value-type="float" office:value="1.054994" calcext:value-type="float">
            <text:p>1.05499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307229" calcext:value-type="float">
            <text:p>224.307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65581" calcext:value-type="float">
            <text:p>6.965581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32.365126" calcext:value-type="float">
            <text:p>132.365126</text:p>
          </table:table-cell>
          <table:table-cell office:value-type="float" office:value="4.9614" calcext:value-type="float">
            <text:p>4.9614</text:p>
          </table:table-cell>
          <table:table-cell office:value-type="float" office:value="1.019226" calcext:value-type="float">
            <text:p>1.019226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742732" calcext:value-type="float">
            <text:p>225.7427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07961" calcext:value-type="float">
            <text:p>6.507961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130.14829" calcext:value-type="float">
            <text:p>130.14829</text:p>
          </table:table-cell>
          <table:table-cell office:value-type="float" office:value="4.978354" calcext:value-type="float">
            <text:p>4.978354</text:p>
          </table:table-cell>
          <table:table-cell office:value-type="float" office:value="1.010214" calcext:value-type="float">
            <text:p>1.01021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7048" calcext:value-type="float">
            <text:p>224.17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10389" calcext:value-type="float">
            <text:p>6.410389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37.745152" calcext:value-type="float">
            <text:p>137.745152</text:p>
          </table:table-cell>
          <table:table-cell office:value-type="float" office:value="5.962207" calcext:value-type="float">
            <text:p>5.962207</text:p>
          </table:table-cell>
          <table:table-cell office:value-type="float" office:value="1.936634" calcext:value-type="float">
            <text:p>1.936634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49899" calcext:value-type="float">
            <text:p>187.8498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1699" calcext:value-type="float">
            <text:p>7.21699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132.326635" calcext:value-type="float">
            <text:p>132.326635</text:p>
          </table:table-cell>
          <table:table-cell office:value-type="float" office:value="4.97754" calcext:value-type="float">
            <text:p>4.97754</text:p>
          </table:table-cell>
          <table:table-cell office:value-type="float" office:value="1.019869" calcext:value-type="float">
            <text:p>1.019869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809845" calcext:value-type="float">
            <text:p>224.8098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68469" calcext:value-type="float">
            <text:p>7.268469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29.600881" calcext:value-type="float">
            <text:p>129.600881</text:p>
          </table:table-cell>
          <table:table-cell office:value-type="float" office:value="4.979403" calcext:value-type="float">
            <text:p>4.979403</text:p>
          </table:table-cell>
          <table:table-cell office:value-type="float" office:value="1.027636" calcext:value-type="float">
            <text:p>1.027636</text:p>
          </table:table-cell>
          <table:table-cell office:value-type="float" office:value="0.012433" calcext:value-type="float">
            <text:p>0.012433</text:p>
          </table:table-cell>
          <table:table-cell/>
          <table:table-cell office:value-type="float" office:value="223.319943" calcext:value-type="float">
            <text:p>223.319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32866" calcext:value-type="float">
            <text:p>7.132866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34.868646" calcext:value-type="float">
            <text:p>134.868646</text:p>
          </table:table-cell>
          <table:table-cell office:value-type="float" office:value="4.965578" calcext:value-type="float">
            <text:p>4.965578</text:p>
          </table:table-cell>
          <table:table-cell office:value-type="float" office:value="1.048853" calcext:value-type="float">
            <text:p>1.04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761111" calcext:value-type="float">
            <text:p>226.76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22297" calcext:value-type="float">
            <text:p>6.522297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130.628828" calcext:value-type="float">
            <text:p>130.628828</text:p>
          </table:table-cell>
          <table:table-cell office:value-type="float" office:value="4.978352" calcext:value-type="float">
            <text:p>4.978352</text:p>
          </table:table-cell>
          <table:table-cell office:value-type="float" office:value="1.03102" calcext:value-type="float">
            <text:p>1.03102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371446" calcext:value-type="float">
            <text:p>224.371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2486" calcext:value-type="float">
            <text:p>6.32486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5.180856" calcext:value-type="float">
            <text:p>135.180856</text:p>
          </table:table-cell>
          <table:table-cell office:value-type="float" office:value="5.962592" calcext:value-type="float">
            <text:p>5.962592</text:p>
          </table:table-cell>
          <table:table-cell office:value-type="float" office:value="1.924701" calcext:value-type="float">
            <text:p>1.924701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8.340913" calcext:value-type="float">
            <text:p>188.340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57216" calcext:value-type="float">
            <text:p>6.357216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132.919816" calcext:value-type="float">
            <text:p>132.919816</text:p>
          </table:table-cell>
          <table:table-cell office:value-type="float" office:value="4.976428" calcext:value-type="float">
            <text:p>4.976428</text:p>
          </table:table-cell>
          <table:table-cell office:value-type="float" office:value="1.033757" calcext:value-type="float">
            <text:p>1.033757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8184" calcext:value-type="float">
            <text:p>224.458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89818" calcext:value-type="float">
            <text:p>6.989818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126.612737" calcext:value-type="float">
            <text:p>126.612737</text:p>
          </table:table-cell>
          <table:table-cell office:value-type="float" office:value="5.962862" calcext:value-type="float">
            <text:p>5.962862</text:p>
          </table:table-cell>
          <table:table-cell office:value-type="float" office:value="1.935005" calcext:value-type="float">
            <text:p>1.93500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29267" calcext:value-type="float">
            <text:p>187.829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7471" calcext:value-type="float">
            <text:p>6.47471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36.06787" calcext:value-type="float">
            <text:p>136.06787</text:p>
          </table:table-cell>
          <table:table-cell office:value-type="float" office:value="5.977749" calcext:value-type="float">
            <text:p>5.977749</text:p>
          </table:table-cell>
          <table:table-cell office:value-type="float" office:value="1.937584" calcext:value-type="float">
            <text:p>1.937584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361493" calcext:value-type="float">
            <text:p>187.3614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6855" calcext:value-type="float">
            <text:p>6.27685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33.028404" calcext:value-type="float">
            <text:p>133.028404</text:p>
          </table:table-cell>
          <table:table-cell office:value-type="float" office:value="4.977725" calcext:value-type="float">
            <text:p>4.977725</text:p>
          </table:table-cell>
          <table:table-cell office:value-type="float" office:value="1.044835" calcext:value-type="float">
            <text:p>1.044835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997909" calcext:value-type="float">
            <text:p>223.997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55112" calcext:value-type="float">
            <text:p>6.355112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133.121182" calcext:value-type="float">
            <text:p>133.121182</text:p>
          </table:table-cell>
          <table:table-cell office:value-type="float" office:value="4.978505" calcext:value-type="float">
            <text:p>4.978505</text:p>
          </table:table-cell>
          <table:table-cell office:value-type="float" office:value="1.032216" calcext:value-type="float">
            <text:p>1.032216</text:p>
          </table:table-cell>
          <table:table-cell office:value-type="float" office:value="0.012433" calcext:value-type="float">
            <text:p>0.012433</text:p>
          </table:table-cell>
          <table:table-cell/>
          <table:table-cell office:value-type="float" office:value="223.36022" calcext:value-type="float">
            <text:p>223.36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28193" calcext:value-type="float">
            <text:p>6.728193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26.18544" calcext:value-type="float">
            <text:p>126.18544</text:p>
          </table:table-cell>
          <table:table-cell office:value-type="float" office:value="4.979257" calcext:value-type="float">
            <text:p>4.979257</text:p>
          </table:table-cell>
          <table:table-cell office:value-type="float" office:value="1.013958" calcext:value-type="float">
            <text:p>1.013958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8154" calcext:value-type="float">
            <text:p>223.728154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6.937513" calcext:value-type="float">
            <text:p>6.937513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27.279039" calcext:value-type="float">
            <text:p>127.279039</text:p>
          </table:table-cell>
          <table:table-cell office:value-type="float" office:value="4.979496" calcext:value-type="float">
            <text:p>4.979496</text:p>
          </table:table-cell>
          <table:table-cell office:value-type="float" office:value="1.028788" calcext:value-type="float">
            <text:p>1.028788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19067" calcext:value-type="float">
            <text:p>224.119067</text:p>
          </table:table-cell>
          <table:table-cell table:formula="of:=AVERAGE([.E8:.E41])" office:value-type="float" office:value="191.984785352941" calcext:value-type="float">
            <text:p>191.984785352941</text:p>
          </table:table-cell>
          <table:table-cell/>
          <table:table-cell table:formula="of:= SQRT(DEVSQ([.E8:.E41]))" office:value-type="float" office:value="141.009680525519" calcext:value-type="float">
            <text:p>141.009680525519</text:p>
          </table:table-cell>
        </table:table-row>
        <table:table-row table:style-name="ro1">
          <table:table-cell/>
          <table:table-cell office:value-type="float" office:value="6.504605" calcext:value-type="float">
            <text:p>6.50460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36.211191" calcext:value-type="float">
            <text:p>136.211191</text:p>
          </table:table-cell>
          <table:table-cell office:value-type="float" office:value="4.969213" calcext:value-type="float">
            <text:p>4.969213</text:p>
          </table:table-cell>
          <table:table-cell office:value-type="float" office:value="1.038033" calcext:value-type="float">
            <text:p>1.038033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387802" calcext:value-type="float">
            <text:p>225.3878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264" calcext:value-type="float">
            <text:p>6.40264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134.788153" calcext:value-type="float">
            <text:p>134.788153</text:p>
          </table:table-cell>
          <table:table-cell office:value-type="float" office:value="4.987499" calcext:value-type="float">
            <text:p>4.987499</text:p>
          </table:table-cell>
          <table:table-cell office:value-type="float" office:value="1.009693" calcext:value-type="float">
            <text:p>1.009693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4.561449" calcext:value-type="float">
            <text:p>224.561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52599" calcext:value-type="float">
            <text:p>6.852599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8.564361" calcext:value-type="float">
            <text:p>128.564361</text:p>
          </table:table-cell>
          <table:table-cell office:value-type="float" office:value="4.979841" calcext:value-type="float">
            <text:p>4.979841</text:p>
          </table:table-cell>
          <table:table-cell office:value-type="float" office:value="1.013328" calcext:value-type="float">
            <text:p>1.013328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50516" calcext:value-type="float">
            <text:p>224.50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62613" calcext:value-type="float">
            <text:p>6.76261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31.605933" calcext:value-type="float">
            <text:p>131.605933</text:p>
          </table:table-cell>
          <table:table-cell office:value-type="float" office:value="5.969033" calcext:value-type="float">
            <text:p>5.969033</text:p>
          </table:table-cell>
          <table:table-cell office:value-type="float" office:value="1.931884" calcext:value-type="float">
            <text:p>1.931884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472739" calcext:value-type="float">
            <text:p>188.4727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075" calcext:value-type="float">
            <text:p>6.4007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130.140996" calcext:value-type="float">
            <text:p>130.140996</text:p>
          </table:table-cell>
          <table:table-cell office:value-type="float" office:value="5.977849" calcext:value-type="float">
            <text:p>5.977849</text:p>
          </table:table-cell>
          <table:table-cell office:value-type="float" office:value="1.935823" calcext:value-type="float">
            <text:p>1.935823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23794" calcext:value-type="float">
            <text:p>187.0237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08558" calcext:value-type="float">
            <text:p>7.208558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27.903527" calcext:value-type="float">
            <text:p>127.903527</text:p>
          </table:table-cell>
          <table:table-cell office:value-type="float" office:value="4.967484" calcext:value-type="float">
            <text:p>4.967484</text:p>
          </table:table-cell>
          <table:table-cell office:value-type="float" office:value="1.037425" calcext:value-type="float">
            <text:p>1.037425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5.264943" calcext:value-type="float">
            <text:p>225.264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30311" calcext:value-type="float">
            <text:p>7.0303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28.017099" calcext:value-type="float">
            <text:p>128.017099</text:p>
          </table:table-cell>
          <table:table-cell office:value-type="float" office:value="4.977259" calcext:value-type="float">
            <text:p>4.977259</text:p>
          </table:table-cell>
          <table:table-cell office:value-type="float" office:value="1.065328" calcext:value-type="float">
            <text:p>1.065328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20714" calcext:value-type="float">
            <text:p>224.420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77597" calcext:value-type="float">
            <text:p>6.87759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125.916075" calcext:value-type="float">
            <text:p>125.916075</text:p>
          </table:table-cell>
          <table:table-cell office:value-type="float" office:value="4.992784" calcext:value-type="float">
            <text:p>4.992784</text:p>
          </table:table-cell>
          <table:table-cell office:value-type="float" office:value="1.020695" calcext:value-type="float">
            <text:p>1.020695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2.92173" calcext:value-type="float">
            <text:p>222.92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98764" calcext:value-type="float">
            <text:p>6.698764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141.070804" calcext:value-type="float">
            <text:p>141.070804</text:p>
          </table:table-cell>
          <table:table-cell office:value-type="float" office:value="5.963338" calcext:value-type="float">
            <text:p>5.963338</text:p>
          </table:table-cell>
          <table:table-cell office:value-type="float" office:value="1.932255" calcext:value-type="float">
            <text:p>1.932255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7.981969" calcext:value-type="float">
            <text:p>187.981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97244" calcext:value-type="float">
            <text:p>6.7972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35.348972" calcext:value-type="float">
            <text:p>135.348972</text:p>
          </table:table-cell>
          <table:table-cell office:value-type="float" office:value="4.977385" calcext:value-type="float">
            <text:p>4.977385</text:p>
          </table:table-cell>
          <table:table-cell office:value-type="float" office:value="1.000665" calcext:value-type="float">
            <text:p>1.00066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017753" calcext:value-type="float">
            <text:p>225.017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85379" calcext:value-type="float">
            <text:p>6.685379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0.583471" calcext:value-type="float">
            <text:p>130.583471</text:p>
          </table:table-cell>
          <table:table-cell office:value-type="float" office:value="5.984048" calcext:value-type="float">
            <text:p>5.984048</text:p>
          </table:table-cell>
          <table:table-cell office:value-type="float" office:value="1.925639" calcext:value-type="float">
            <text:p>1.925639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7.331388" calcext:value-type="float">
            <text:p>187.3313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73095" calcext:value-type="float">
            <text:p>6.97309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31.505452" calcext:value-type="float">
            <text:p>131.505452</text:p>
          </table:table-cell>
          <table:table-cell office:value-type="float" office:value="4.978535" calcext:value-type="float">
            <text:p>4.978535</text:p>
          </table:table-cell>
          <table:table-cell office:value-type="float" office:value="1.014896" calcext:value-type="float">
            <text:p>1.014896</text:p>
          </table:table-cell>
          <table:table-cell office:value-type="float" office:value="0.011545" calcext:value-type="float">
            <text:p>0.011545</text:p>
          </table:table-cell>
          <table:table-cell/>
          <table:table-cell office:value-type="float" office:value="223.559745" calcext:value-type="float">
            <text:p>223.559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00834" calcext:value-type="float">
            <text:p>7.000834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36.697999" calcext:value-type="float">
            <text:p>136.697999</text:p>
          </table:table-cell>
          <table:table-cell office:value-type="float" office:value="5.963312" calcext:value-type="float">
            <text:p>5.963312</text:p>
          </table:table-cell>
          <table:table-cell office:value-type="float" office:value="1.934648" calcext:value-type="float">
            <text:p>1.934648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15096" calcext:value-type="float">
            <text:p>187.815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09299" calcext:value-type="float">
            <text:p>7.609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.418151" calcext:value-type="float">
            <text:p>131.418151</text:p>
          </table:table-cell>
          <table:table-cell office:value-type="float" office:value="5.962545" calcext:value-type="float">
            <text:p>5.962545</text:p>
          </table:table-cell>
          <table:table-cell office:value-type="float" office:value="1.939855" calcext:value-type="float">
            <text:p>1.939855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187.839256" calcext:value-type="float">
            <text:p>187.839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037391" calcext:value-type="float">
            <text:p>7.037391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36.982584" calcext:value-type="float">
            <text:p>136.982584</text:p>
          </table:table-cell>
          <table:table-cell office:value-type="float" office:value="5.975703" calcext:value-type="float">
            <text:p>5.975703</text:p>
          </table:table-cell>
          <table:table-cell office:value-type="float" office:value="1.935287" calcext:value-type="float">
            <text:p>1.93528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90958" calcext:value-type="float">
            <text:p>187.090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00106" calcext:value-type="float">
            <text:p>6.500106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4.3055" calcext:value-type="float">
            <text:p>134.3055</text:p>
          </table:table-cell>
          <table:table-cell office:value-type="float" office:value="4.968603" calcext:value-type="float">
            <text:p>4.968603</text:p>
          </table:table-cell>
          <table:table-cell office:value-type="float" office:value="1.043762" calcext:value-type="float">
            <text:p>1.043762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226.220523" calcext:value-type="float">
            <text:p>226.220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22675" calcext:value-type="float">
            <text:p>6.322675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42.502976" calcext:value-type="float">
            <text:p>142.502976</text:p>
          </table:table-cell>
          <table:table-cell office:value-type="float" office:value="5.978685" calcext:value-type="float">
            <text:p>5.978685</text:p>
          </table:table-cell>
          <table:table-cell office:value-type="float" office:value="1.935153" calcext:value-type="float">
            <text:p>1.935153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186.663124" calcext:value-type="float">
            <text:p>186.6631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00568" calcext:value-type="float">
            <text:p>6.80056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33.812355" calcext:value-type="float">
            <text:p>133.812355</text:p>
          </table:table-cell>
          <table:table-cell office:value-type="float" office:value="5.962386" calcext:value-type="float">
            <text:p>5.962386</text:p>
          </table:table-cell>
          <table:table-cell office:value-type="float" office:value="1.937919" calcext:value-type="float">
            <text:p>1.937919</text:p>
          </table:table-cell>
          <table:table-cell office:value-type="float" office:value="0.00444" calcext:value-type="float">
            <text:p>0.00444</text:p>
          </table:table-cell>
          <table:table-cell/>
          <table:table-cell office:value-type="float" office:value="188.011976" calcext:value-type="float">
            <text:p>188.011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28581" calcext:value-type="float">
            <text:p>6.428581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36.422019" calcext:value-type="float">
            <text:p>136.422019</text:p>
          </table:table-cell>
          <table:table-cell office:value-type="float" office:value="4.977663" calcext:value-type="float">
            <text:p>4.977663</text:p>
          </table:table-cell>
          <table:table-cell office:value-type="float" office:value="1.020346" calcext:value-type="float">
            <text:p>1.02034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02505" calcext:value-type="float">
            <text:p>224.402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32576" calcext:value-type="float">
            <text:p>6.63257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35.693884" calcext:value-type="float">
            <text:p>135.693884</text:p>
          </table:table-cell>
          <table:table-cell office:value-type="float" office:value="5.978965" calcext:value-type="float">
            <text:p>5.978965</text:p>
          </table:table-cell>
          <table:table-cell office:value-type="float" office:value="1.939314" calcext:value-type="float">
            <text:p>1.93931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186.487132" calcext:value-type="float">
            <text:p>186.4871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94258" calcext:value-type="float">
            <text:p>6.194258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137.385302" calcext:value-type="float">
            <text:p>137.385302</text:p>
          </table:table-cell>
          <table:table-cell office:value-type="float" office:value="4.967508" calcext:value-type="float">
            <text:p>4.967508</text:p>
          </table:table-cell>
          <table:table-cell office:value-type="float" office:value="1.035647" calcext:value-type="float">
            <text:p>1.035647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226.471711" calcext:value-type="float">
            <text:p>226.471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534" calcext:value-type="float">
            <text:p>6.27534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142.303045" calcext:value-type="float">
            <text:p>142.303045</text:p>
          </table:table-cell>
          <table:table-cell office:value-type="float" office:value="4.976443" calcext:value-type="float">
            <text:p>4.976443</text:p>
          </table:table-cell>
          <table:table-cell office:value-type="float" office:value="1.031507" calcext:value-type="float">
            <text:p>1.031507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57507" calcext:value-type="float">
            <text:p>224.457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653054" calcext:value-type="float">
            <text:p>7.65305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25.832119" calcext:value-type="float">
            <text:p>125.832119</text:p>
          </table:table-cell>
          <table:table-cell office:value-type="float" office:value="4.973337" calcext:value-type="float">
            <text:p>4.973337</text:p>
          </table:table-cell>
          <table:table-cell office:value-type="float" office:value="1.002013" calcext:value-type="float">
            <text:p>1.002013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224.999837" calcext:value-type="float">
            <text:p>224.999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90344" calcext:value-type="float">
            <text:p>6.390344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32.8567" calcext:value-type="float">
            <text:p>132.8567</text:p>
          </table:table-cell>
          <table:table-cell office:value-type="float" office:value="4.980476" calcext:value-type="float">
            <text:p>4.980476</text:p>
          </table:table-cell>
          <table:table-cell office:value-type="float" office:value="1.004797" calcext:value-type="float">
            <text:p>1.004797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673394" calcext:value-type="float">
            <text:p>223.6733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9836" calcext:value-type="float">
            <text:p>6.289836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136.251567" calcext:value-type="float">
            <text:p>136.251567</text:p>
          </table:table-cell>
          <table:table-cell office:value-type="float" office:value="5.973684" calcext:value-type="float">
            <text:p>5.973684</text:p>
          </table:table-cell>
          <table:table-cell office:value-type="float" office:value="1.931012" calcext:value-type="float">
            <text:p>1.931012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7.991194" calcext:value-type="float">
            <text:p>187.991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19918" calcext:value-type="float">
            <text:p>7.219918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22.716075" calcext:value-type="float">
            <text:p>122.716075</text:p>
          </table:table-cell>
          <table:table-cell office:value-type="float" office:value="5.976047" calcext:value-type="float">
            <text:p>5.976047</text:p>
          </table:table-cell>
          <table:table-cell office:value-type="float" office:value="1.932151" calcext:value-type="float">
            <text:p>1.932151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25153" calcext:value-type="float">
            <text:p>188.25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04983" calcext:value-type="float">
            <text:p>7.10498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138.072114" calcext:value-type="float">
            <text:p>138.072114</text:p>
          </table:table-cell>
          <table:table-cell office:value-type="float" office:value="5.967645" calcext:value-type="float">
            <text:p>5.967645</text:p>
          </table:table-cell>
          <table:table-cell office:value-type="float" office:value="1.932567" calcext:value-type="float">
            <text:p>1.932567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16578" calcext:value-type="float">
            <text:p>188.516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02591" calcext:value-type="float">
            <text:p>6.402591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float" office:value="135.570115" calcext:value-type="float">
            <text:p>135.570115</text:p>
          </table:table-cell>
          <table:table-cell office:value-type="float" office:value="4.979412" calcext:value-type="float">
            <text:p>4.979412</text:p>
          </table:table-cell>
          <table:table-cell office:value-type="float" office:value="1.019266" calcext:value-type="float">
            <text:p>1.019266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1202" calcext:value-type="float">
            <text:p>223.721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76229" calcext:value-type="float">
            <text:p>6.876229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127.249983" calcext:value-type="float">
            <text:p>127.249983</text:p>
          </table:table-cell>
          <table:table-cell office:value-type="float" office:value="5.976397" calcext:value-type="float">
            <text:p>5.976397</text:p>
          </table:table-cell>
          <table:table-cell office:value-type="float" office:value="1.920091" calcext:value-type="float">
            <text:p>1.920091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240506" calcext:value-type="float">
            <text:p>188.240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45602" calcext:value-type="float">
            <text:p>5.945602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41.11271" calcext:value-type="float">
            <text:p>141.11271</text:p>
          </table:table-cell>
          <table:table-cell office:value-type="float" office:value="5.977415" calcext:value-type="float">
            <text:p>5.977415</text:p>
          </table:table-cell>
          <table:table-cell office:value-type="float" office:value="1.941075" calcext:value-type="float">
            <text:p>1.941075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187.037378" calcext:value-type="float">
            <text:p>187.037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55934" calcext:value-type="float">
            <text:p>6.25593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132.99373" calcext:value-type="float">
            <text:p>132.99373</text:p>
          </table:table-cell>
          <table:table-cell office:value-type="float" office:value="5.977846" calcext:value-type="float">
            <text:p>5.977846</text:p>
          </table:table-cell>
          <table:table-cell office:value-type="float" office:value="1.911723" calcext:value-type="float">
            <text:p>1.911723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027597" calcext:value-type="float">
            <text:p>188.027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017699" calcext:value-type="float">
            <text:p>8.01769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4.599339" calcext:value-type="float">
            <text:p>124.599339</text:p>
          </table:table-cell>
          <table:table-cell office:value-type="float" office:value="5.962467" calcext:value-type="float">
            <text:p>5.962467</text:p>
          </table:table-cell>
          <table:table-cell office:value-type="float" office:value="1.933031" calcext:value-type="float">
            <text:p>1.933031</text:p>
          </table:table-cell>
          <table:table-cell office:value-type="float" office:value="0.006217" calcext:value-type="float">
            <text:p>0.006217</text:p>
          </table:table-cell>
          <table:table-cell/>
          <table:table-cell office:value-type="float" office:value="187.673996" calcext:value-type="float">
            <text:p>187.6739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70917" calcext:value-type="float">
            <text:p>6.170917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35.960349" calcext:value-type="float">
            <text:p>135.960349</text:p>
          </table:table-cell>
          <table:table-cell office:value-type="float" office:value="4.980364" calcext:value-type="float">
            <text:p>4.980364</text:p>
          </table:table-cell>
          <table:table-cell office:value-type="float" office:value="1.024892" calcext:value-type="float">
            <text:p>1.024892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280792" calcext:value-type="float">
            <text:p>224.280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56914" calcext:value-type="float">
            <text:p>6.556914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135.277051" calcext:value-type="float">
            <text:p>135.277051</text:p>
          </table:table-cell>
          <table:table-cell office:value-type="float" office:value="4.97482" calcext:value-type="float">
            <text:p>4.97482</text:p>
          </table:table-cell>
          <table:table-cell office:value-type="float" office:value="1.003471" calcext:value-type="float">
            <text:p>1.003471</text:p>
          </table:table-cell>
          <table:table-cell office:value-type="float" office:value="0.005329" calcext:value-type="float">
            <text:p>0.005329</text:p>
          </table:table-cell>
          <table:table-cell/>
          <table:table-cell office:value-type="float" office:value="225.133778" calcext:value-type="float">
            <text:p>225.1337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23394" calcext:value-type="float">
            <text:p>7.123394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23.817386" calcext:value-type="float">
            <text:p>123.817386</text:p>
          </table:table-cell>
          <table:table-cell office:value-type="float" office:value="4.981131" calcext:value-type="float">
            <text:p>4.981131</text:p>
          </table:table-cell>
          <table:table-cell office:value-type="float" office:value="1.000235" calcext:value-type="float">
            <text:p>1.000235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045499" calcext:value-type="float">
            <text:p>224.045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289808" calcext:value-type="float">
            <text:p>7.28980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129.770221" calcext:value-type="float">
            <text:p>129.770221</text:p>
          </table:table-cell>
          <table:table-cell office:value-type="float" office:value="5.032031" calcext:value-type="float">
            <text:p>5.032031</text:p>
          </table:table-cell>
          <table:table-cell office:value-type="float" office:value="1.034797" calcext:value-type="float">
            <text:p>1.03479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1.779235" calcext:value-type="float">
            <text:p>221.779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78003" calcext:value-type="float">
            <text:p>6.4780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31.213276" calcext:value-type="float">
            <text:p>131.213276</text:p>
          </table:table-cell>
          <table:table-cell office:value-type="float" office:value="5.960319" calcext:value-type="float">
            <text:p>5.960319</text:p>
          </table:table-cell>
          <table:table-cell office:value-type="float" office:value="1.925991" calcext:value-type="float">
            <text:p>1.925991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580509" calcext:value-type="float">
            <text:p>188.5805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83181" calcext:value-type="float">
            <text:p>6.783181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132.53369" calcext:value-type="float">
            <text:p>132.53369</text:p>
          </table:table-cell>
          <table:table-cell office:value-type="float" office:value="4.976667" calcext:value-type="float">
            <text:p>4.976667</text:p>
          </table:table-cell>
          <table:table-cell office:value-type="float" office:value="1.014631" calcext:value-type="float">
            <text:p>1.014631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47399" calcext:value-type="float">
            <text:p>224.447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86134" calcext:value-type="float">
            <text:p>6.286134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4.900083" calcext:value-type="float">
            <text:p>134.900083</text:p>
          </table:table-cell>
          <table:table-cell office:value-type="float" office:value="4.979258" calcext:value-type="float">
            <text:p>4.979258</text:p>
          </table:table-cell>
          <table:table-cell office:value-type="float" office:value="1.009137" calcext:value-type="float">
            <text:p>1.009137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29777" calcext:value-type="float">
            <text:p>224.1297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8243" calcext:value-type="float">
            <text:p>6.578243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127.997704" calcext:value-type="float">
            <text:p>127.997704</text:p>
          </table:table-cell>
          <table:table-cell office:value-type="float" office:value="4.977005" calcext:value-type="float">
            <text:p>4.977005</text:p>
          </table:table-cell>
          <table:table-cell office:value-type="float" office:value="1.029742" calcext:value-type="float">
            <text:p>1.029742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224.633087" calcext:value-type="float">
            <text:p>224.6330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5924" calcext:value-type="float">
            <text:p>6.575924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5.646338" calcext:value-type="float">
            <text:p>135.646338</text:p>
          </table:table-cell>
          <table:table-cell office:value-type="float" office:value="5.965955" calcext:value-type="float">
            <text:p>5.965955</text:p>
          </table:table-cell>
          <table:table-cell office:value-type="float" office:value="1.923323" calcext:value-type="float">
            <text:p>1.923323</text:p>
          </table:table-cell>
          <table:table-cell office:value-type="float" office:value="0.000888" calcext:value-type="float">
            <text:p>0.000888</text:p>
          </table:table-cell>
          <table:table-cell/>
          <table:table-cell office:value-type="float" office:value="188.569977" calcext:value-type="float">
            <text:p>188.5699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5049" calcext:value-type="float">
            <text:p>7.5504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32.309296" calcext:value-type="float">
            <text:p>132.309296</text:p>
          </table:table-cell>
          <table:table-cell office:value-type="float" office:value="4.976655" calcext:value-type="float">
            <text:p>4.976655</text:p>
          </table:table-cell>
          <table:table-cell office:value-type="float" office:value="1.042906" calcext:value-type="float">
            <text:p>1.04290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447947" calcext:value-type="float">
            <text:p>224.447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72576" calcext:value-type="float">
            <text:p>6.672576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3.681506" calcext:value-type="float">
            <text:p>133.681506</text:p>
          </table:table-cell>
          <table:table-cell office:value-type="float" office:value="4.979416" calcext:value-type="float">
            <text:p>4.979416</text:p>
          </table:table-cell>
          <table:table-cell office:value-type="float" office:value="1.027657" calcext:value-type="float">
            <text:p>1.027657</text:p>
          </table:table-cell>
          <table:table-cell office:value-type="float" office:value="0.010657" calcext:value-type="float">
            <text:p>0.010657</text:p>
          </table:table-cell>
          <table:table-cell/>
          <table:table-cell office:value-type="float" office:value="223.721019" calcext:value-type="float">
            <text:p>223.721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60608" calcext:value-type="float">
            <text:p>6.560608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33.981486" calcext:value-type="float">
            <text:p>133.981486</text:p>
          </table:table-cell>
          <table:table-cell office:value-type="float" office:value="4.975321" calcext:value-type="float">
            <text:p>4.975321</text:p>
          </table:table-cell>
          <table:table-cell office:value-type="float" office:value="1.025926" calcext:value-type="float">
            <text:p>1.025926</text:p>
          </table:table-cell>
          <table:table-cell office:value-type="float" office:value="0.007993" calcext:value-type="float">
            <text:p>0.007993</text:p>
          </table:table-cell>
          <table:table-cell/>
          <table:table-cell office:value-type="float" office:value="224.508125" calcext:value-type="float">
            <text:p>224.508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21215" calcext:value-type="float">
            <text:p>6.82121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134.580127" calcext:value-type="float">
            <text:p>134.580127</text:p>
          </table:table-cell>
          <table:table-cell office:value-type="float" office:value="5.963775" calcext:value-type="float">
            <text:p>5.963775</text:p>
          </table:table-cell>
          <table:table-cell office:value-type="float" office:value="1.94023" calcext:value-type="float">
            <text:p>1.94023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188.303544" calcext:value-type="float">
            <text:p>188.3035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51163" calcext:value-type="float">
            <text:p>6.251163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4.534966" calcext:value-type="float">
            <text:p>134.534966</text:p>
          </table:table-cell>
          <table:table-cell office:value-type="float" office:value="4.964166" calcext:value-type="float">
            <text:p>4.964166</text:p>
          </table:table-cell>
          <table:table-cell office:value-type="float" office:value="1.011686" calcext:value-type="float">
            <text:p>1.011686</text:p>
          </table:table-cell>
          <table:table-cell office:value-type="float" office:value="0.002664" calcext:value-type="float">
            <text:p>0.002664</text:p>
          </table:table-cell>
          <table:table-cell/>
          <table:table-cell office:value-type="float" office:value="226.221286" calcext:value-type="float">
            <text:p>226.221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21938" calcext:value-type="float">
            <text:p>6.221938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5.166891" calcext:value-type="float">
            <text:p>135.166891</text:p>
          </table:table-cell>
          <table:table-cell office:value-type="float" office:value="4.977318" calcext:value-type="float">
            <text:p>4.977318</text:p>
          </table:table-cell>
          <table:table-cell office:value-type="float" office:value="1.012444" calcext:value-type="float">
            <text:p>1.012444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217147" calcext:value-type="float">
            <text:p>224.2171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87312" calcext:value-type="float">
            <text:p>7.873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6.887434" calcext:value-type="float">
            <text:p>126.887434</text:p>
          </table:table-cell>
          <table:table-cell office:value-type="float" office:value="4.982983" calcext:value-type="float">
            <text:p>4.982983</text:p>
          </table:table-cell>
          <table:table-cell office:value-type="float" office:value="1.01894" calcext:value-type="float">
            <text:p>1.01894</text:p>
          </table:table-cell>
          <table:table-cell office:value-type="float" office:value="0.009769" calcext:value-type="float">
            <text:p>0.009769</text:p>
          </table:table-cell>
          <table:table-cell/>
          <table:table-cell office:value-type="float" office:value="223.761545" calcext:value-type="float">
            <text:p>223.7615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33752" calcext:value-type="float">
            <text:p>6.133752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9.392662" calcext:value-type="float">
            <text:p>139.392662</text:p>
          </table:table-cell>
          <table:table-cell office:value-type="float" office:value="4.978003" calcext:value-type="float">
            <text:p>4.978003</text:p>
          </table:table-cell>
          <table:table-cell office:value-type="float" office:value="1.020772" calcext:value-type="float">
            <text:p>1.020772</text:p>
          </table:table-cell>
          <table:table-cell office:value-type="float" office:value="0.008881" calcext:value-type="float">
            <text:p>0.008881</text:p>
          </table:table-cell>
          <table:table-cell/>
          <table:table-cell office:value-type="float" office:value="224.186284" calcext:value-type="float">
            <text:p>224.186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40775" calcext:value-type="float">
            <text:p>6.34077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3.737595" calcext:value-type="float">
            <text:p>133.737595</text:p>
          </table:table-cell>
          <table:table-cell office:value-type="float" office:value="5.968673" calcext:value-type="float">
            <text:p>5.968673</text:p>
          </table:table-cell>
          <table:table-cell office:value-type="float" office:value="1.905998" calcext:value-type="float">
            <text:p>1.905998</text:p>
          </table:table-cell>
          <table:table-cell office:value-type="float" office:value="0.001776" calcext:value-type="float">
            <text:p>0.001776</text:p>
          </table:table-cell>
          <table:table-cell/>
          <table:table-cell office:value-type="float" office:value="188.316566" calcext:value-type="float">
            <text:p>188.316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373577" calcext:value-type="float">
            <text:p>6.373577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6.971753" calcext:value-type="float">
            <text:p>136.971753</text:p>
          </table:table-cell>
          <table:table-cell office:value-type="float" office:value="4.966562" calcext:value-type="float">
            <text:p>4.966562</text:p>
          </table:table-cell>
          <table:table-cell office:value-type="float" office:value="1.03294" calcext:value-type="float">
            <text:p>1.03294</text:p>
          </table:table-cell>
          <table:table-cell office:value-type="float" office:value="0.003552" calcext:value-type="float">
            <text:p>0.003552</text:p>
          </table:table-cell>
          <table:table-cell/>
          <table:table-cell office:value-type="float" office:value="225.9108" calcext:value-type="float">
            <text:p>225.91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0:14:18.560440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9T10:15:55.401723394</dc:date>
    <meta:editing-duration>PT2H49M9S</meta:editing-duration>
    <meta:editing-cycles>13</meta:editing-cycles>
    <meta:document-statistic meta:table-count="1" meta:cell-count="74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107" svg:x="1.666cm" svg:y="1.601cm" svg:width="26.43cm" svg:height="14.235cm">
          <chart:coordinate-region svg:x="2.473cm" svg:y="1.8cm" svg:width="25.343cm" svg:height="13.389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107" chart:class="chart:scatter">
            <chart:mean-value chart:style-name="ch14"/>
            <chart:regression-curve chart:style-name="ch15"/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.103589">
                <text:p>187.103589</text:p>
                <draw:g>
                  <svg:desc>Sheet1.E8:Sheet1.E107</svg:desc>
                </draw:g>
              </table:table-cell>
              <table:table-cell office:value-type="float" office:value="223.570125">
                <text:p>223.570125</text:p>
                <draw:g>
                  <svg:desc>Sheet1.J8:Sheet1.J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.413105">
                <text:p>205.413105</text:p>
              </table:table-cell>
              <table:table-cell office:value-type="float" office:value="223.467903">
                <text:p>223.467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.34135">
                <text:p>211.34135</text:p>
              </table:table-cell>
              <table:table-cell office:value-type="float" office:value="224.187766">
                <text:p>224.187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.190116">
                <text:p>195.190116</text:p>
              </table:table-cell>
              <table:table-cell office:value-type="float" office:value="187.031335">
                <text:p>187.031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.922156">
                <text:p>194.922156</text:p>
              </table:table-cell>
              <table:table-cell office:value-type="float" office:value="225.972557">
                <text:p>225.972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.327836">
                <text:p>206.327836</text:p>
              </table:table-cell>
              <table:table-cell office:value-type="float" office:value="187.782753">
                <text:p>187.78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.83964">
                <text:p>211.83964</text:p>
              </table:table-cell>
              <table:table-cell office:value-type="float" office:value="224.378871">
                <text:p>224.378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.380903">
                <text:p>203.380903</text:p>
              </table:table-cell>
              <table:table-cell office:value-type="float" office:value="223.912626">
                <text:p>223.912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.473037">
                <text:p>199.473037</text:p>
              </table:table-cell>
              <table:table-cell office:value-type="float" office:value="224.457958">
                <text:p>224.457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.322537">
                <text:p>207.322537</text:p>
              </table:table-cell>
              <table:table-cell office:value-type="float" office:value="226.410586">
                <text:p>226.410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.359925">
                <text:p>225.359925</text:p>
              </table:table-cell>
              <table:table-cell office:value-type="float" office:value="188.011097">
                <text:p>188.011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164647">
                <text:p>193.164647</text:p>
              </table:table-cell>
              <table:table-cell office:value-type="float" office:value="224.267731">
                <text:p>224.267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.347749">
                <text:p>191.347749</text:p>
              </table:table-cell>
              <table:table-cell office:value-type="float" office:value="224.036755">
                <text:p>224.03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.398894">
                <text:p>203.398894</text:p>
              </table:table-cell>
              <table:table-cell office:value-type="float" office:value="224.13172">
                <text:p>224.13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749548">
                <text:p>199.749548</text:p>
              </table:table-cell>
              <table:table-cell office:value-type="float" office:value="188.416423">
                <text:p>188.41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.349601">
                <text:p>212.349601</text:p>
              </table:table-cell>
              <table:table-cell office:value-type="float" office:value="188.212049">
                <text:p>188.212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.060041">
                <text:p>193.060041</text:p>
              </table:table-cell>
              <table:table-cell office:value-type="float" office:value="223.588281">
                <text:p>223.58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.436562">
                <text:p>199.436562</text:p>
              </table:table-cell>
              <table:table-cell office:value-type="float" office:value="224.224526">
                <text:p>224.22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.375103">
                <text:p>196.375103</text:p>
              </table:table-cell>
              <table:table-cell office:value-type="float" office:value="223.899987">
                <text:p>223.89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7.163498">
                <text:p>187.163498</text:p>
              </table:table-cell>
              <table:table-cell office:value-type="float" office:value="224.613782">
                <text:p>224.613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.971556">
                <text:p>188.971556</text:p>
              </table:table-cell>
              <table:table-cell office:value-type="float" office:value="224.662296">
                <text:p>224.662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.027141">
                <text:p>198.027141</text:p>
              </table:table-cell>
              <table:table-cell office:value-type="float" office:value="188.293505">
                <text:p>188.293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.257691">
                <text:p>193.257691</text:p>
              </table:table-cell>
              <table:table-cell office:value-type="float" office:value="188.151233">
                <text:p>188.151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.41204">
                <text:p>205.41204</text:p>
              </table:table-cell>
              <table:table-cell office:value-type="float" office:value="223.977076">
                <text:p>223.977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.035596">
                <text:p>206.035596</text:p>
              </table:table-cell>
              <table:table-cell office:value-type="float" office:value="223.984767">
                <text:p>223.984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.502606">
                <text:p>197.502606</text:p>
              </table:table-cell>
              <table:table-cell office:value-type="float" office:value="225.869308">
                <text:p>225.869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.570642">
                <text:p>203.570642</text:p>
              </table:table-cell>
              <table:table-cell office:value-type="float" office:value="224.33003">
                <text:p>224.33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.693147">
                <text:p>191.693147</text:p>
              </table:table-cell>
              <table:table-cell office:value-type="float" office:value="186.616308">
                <text:p>186.616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.792912">
                <text:p>196.792912</text:p>
              </table:table-cell>
              <table:table-cell office:value-type="float" office:value="223.92472">
                <text:p>223.92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.727101">
                <text:p>204.727101</text:p>
              </table:table-cell>
              <table:table-cell office:value-type="float" office:value="188.512684">
                <text:p>188.512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.020212">
                <text:p>127.020212</text:p>
              </table:table-cell>
              <table:table-cell office:value-type="float" office:value="224.223398">
                <text:p>224.223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.649307">
                <text:p>131.649307</text:p>
              </table:table-cell>
              <table:table-cell office:value-type="float" office:value="187.710517">
                <text:p>187.710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.012576">
                <text:p>127.012576</text:p>
              </table:table-cell>
              <table:table-cell office:value-type="float" office:value="224.184523">
                <text:p>224.184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.090338">
                <text:p>132.090338</text:p>
              </table:table-cell>
              <table:table-cell office:value-type="float" office:value="224.307229">
                <text:p>224.307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.365126">
                <text:p>132.365126</text:p>
              </table:table-cell>
              <table:table-cell office:value-type="float" office:value="225.742732">
                <text:p>225.74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.14829">
                <text:p>130.14829</text:p>
              </table:table-cell>
              <table:table-cell office:value-type="float" office:value="224.17048">
                <text:p>224.17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.745152">
                <text:p>137.745152</text:p>
              </table:table-cell>
              <table:table-cell office:value-type="float" office:value="187.849899">
                <text:p>187.849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326635">
                <text:p>132.326635</text:p>
              </table:table-cell>
              <table:table-cell office:value-type="float" office:value="224.809845">
                <text:p>224.809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600881">
                <text:p>129.600881</text:p>
              </table:table-cell>
              <table:table-cell office:value-type="float" office:value="223.319943">
                <text:p>223.3199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868646">
                <text:p>134.868646</text:p>
              </table:table-cell>
              <table:table-cell office:value-type="float" office:value="226.761111">
                <text:p>226.76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.628828">
                <text:p>130.628828</text:p>
              </table:table-cell>
              <table:table-cell office:value-type="float" office:value="224.371446">
                <text:p>224.371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.180856">
                <text:p>135.180856</text:p>
              </table:table-cell>
              <table:table-cell office:value-type="float" office:value="188.340913">
                <text:p>188.340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.919816">
                <text:p>132.919816</text:p>
              </table:table-cell>
              <table:table-cell office:value-type="float" office:value="224.458184">
                <text:p>224.458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.612737">
                <text:p>126.612737</text:p>
              </table:table-cell>
              <table:table-cell office:value-type="float" office:value="187.829267">
                <text:p>187.829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.06787">
                <text:p>136.06787</text:p>
              </table:table-cell>
              <table:table-cell office:value-type="float" office:value="187.361493">
                <text:p>187.361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028404">
                <text:p>133.028404</text:p>
              </table:table-cell>
              <table:table-cell office:value-type="float" office:value="223.997909">
                <text:p>223.9979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121182">
                <text:p>133.121182</text:p>
              </table:table-cell>
              <table:table-cell office:value-type="float" office:value="223.36022">
                <text:p>223.36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18544">
                <text:p>126.18544</text:p>
              </table:table-cell>
              <table:table-cell office:value-type="float" office:value="223.728154">
                <text:p>223.728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279039">
                <text:p>127.279039</text:p>
              </table:table-cell>
              <table:table-cell office:value-type="float" office:value="224.119067">
                <text:p>224.119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.211191">
                <text:p>136.211191</text:p>
              </table:table-cell>
              <table:table-cell office:value-type="float" office:value="225.387802">
                <text:p>225.387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.788153">
                <text:p>134.788153</text:p>
              </table:table-cell>
              <table:table-cell office:value-type="float" office:value="224.561449">
                <text:p>224.56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.564361">
                <text:p>128.564361</text:p>
              </table:table-cell>
              <table:table-cell office:value-type="float" office:value="224.50516">
                <text:p>224.50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605933">
                <text:p>131.605933</text:p>
              </table:table-cell>
              <table:table-cell office:value-type="float" office:value="188.472739">
                <text:p>188.472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.140996">
                <text:p>130.140996</text:p>
              </table:table-cell>
              <table:table-cell office:value-type="float" office:value="187.023794">
                <text:p>187.023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.903527">
                <text:p>127.903527</text:p>
              </table:table-cell>
              <table:table-cell office:value-type="float" office:value="225.264943">
                <text:p>225.264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017099">
                <text:p>128.017099</text:p>
              </table:table-cell>
              <table:table-cell office:value-type="float" office:value="224.420714">
                <text:p>224.420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.916075">
                <text:p>125.916075</text:p>
              </table:table-cell>
              <table:table-cell office:value-type="float" office:value="222.92173">
                <text:p>222.92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.070804">
                <text:p>141.070804</text:p>
              </table:table-cell>
              <table:table-cell office:value-type="float" office:value="187.981969">
                <text:p>187.981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348972">
                <text:p>135.348972</text:p>
              </table:table-cell>
              <table:table-cell office:value-type="float" office:value="225.017753">
                <text:p>225.017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.583471">
                <text:p>130.583471</text:p>
              </table:table-cell>
              <table:table-cell office:value-type="float" office:value="187.331388">
                <text:p>187.3313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505452">
                <text:p>131.505452</text:p>
              </table:table-cell>
              <table:table-cell office:value-type="float" office:value="223.559745">
                <text:p>223.559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697999">
                <text:p>136.697999</text:p>
              </table:table-cell>
              <table:table-cell office:value-type="float" office:value="187.815096">
                <text:p>187.815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.418151">
                <text:p>131.418151</text:p>
              </table:table-cell>
              <table:table-cell office:value-type="float" office:value="187.839256">
                <text:p>187.839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.982584">
                <text:p>136.982584</text:p>
              </table:table-cell>
              <table:table-cell office:value-type="float" office:value="187.090958">
                <text:p>187.0909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3055">
                <text:p>134.3055</text:p>
              </table:table-cell>
              <table:table-cell office:value-type="float" office:value="226.220523">
                <text:p>226.220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.502976">
                <text:p>142.502976</text:p>
              </table:table-cell>
              <table:table-cell office:value-type="float" office:value="186.663124">
                <text:p>186.663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812355">
                <text:p>133.812355</text:p>
              </table:table-cell>
              <table:table-cell office:value-type="float" office:value="188.011976">
                <text:p>188.0119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22019">
                <text:p>136.422019</text:p>
              </table:table-cell>
              <table:table-cell office:value-type="float" office:value="224.402505">
                <text:p>224.402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693884">
                <text:p>135.693884</text:p>
              </table:table-cell>
              <table:table-cell office:value-type="float" office:value="186.487132">
                <text:p>186.487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385302">
                <text:p>137.385302</text:p>
              </table:table-cell>
              <table:table-cell office:value-type="float" office:value="226.471711">
                <text:p>226.471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.303045">
                <text:p>142.303045</text:p>
              </table:table-cell>
              <table:table-cell office:value-type="float" office:value="224.457507">
                <text:p>224.457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.832119">
                <text:p>125.832119</text:p>
              </table:table-cell>
              <table:table-cell office:value-type="float" office:value="224.999837">
                <text:p>224.999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.8567">
                <text:p>132.8567</text:p>
              </table:table-cell>
              <table:table-cell office:value-type="float" office:value="223.673394">
                <text:p>223.673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51567">
                <text:p>136.251567</text:p>
              </table:table-cell>
              <table:table-cell office:value-type="float" office:value="187.991194">
                <text:p>187.991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.716075">
                <text:p>122.716075</text:p>
              </table:table-cell>
              <table:table-cell office:value-type="float" office:value="188.25153">
                <text:p>188.25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.072114">
                <text:p>138.072114</text:p>
              </table:table-cell>
              <table:table-cell office:value-type="float" office:value="188.516578">
                <text:p>188.5165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570115">
                <text:p>135.570115</text:p>
              </table:table-cell>
              <table:table-cell office:value-type="float" office:value="223.721202">
                <text:p>223.721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249983">
                <text:p>127.249983</text:p>
              </table:table-cell>
              <table:table-cell office:value-type="float" office:value="188.240506">
                <text:p>188.240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.11271">
                <text:p>141.11271</text:p>
              </table:table-cell>
              <table:table-cell office:value-type="float" office:value="187.037378">
                <text:p>187.037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99373">
                <text:p>132.99373</text:p>
              </table:table-cell>
              <table:table-cell office:value-type="float" office:value="188.027597">
                <text:p>188.0275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599339">
                <text:p>124.599339</text:p>
              </table:table-cell>
              <table:table-cell office:value-type="float" office:value="187.673996">
                <text:p>187.673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960349">
                <text:p>135.960349</text:p>
              </table:table-cell>
              <table:table-cell office:value-type="float" office:value="224.280792">
                <text:p>224.2807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277051">
                <text:p>135.277051</text:p>
              </table:table-cell>
              <table:table-cell office:value-type="float" office:value="225.133778">
                <text:p>225.133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817386">
                <text:p>123.817386</text:p>
              </table:table-cell>
              <table:table-cell office:value-type="float" office:value="224.045499">
                <text:p>224.045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.770221">
                <text:p>129.770221</text:p>
              </table:table-cell>
              <table:table-cell office:value-type="float" office:value="221.779235">
                <text:p>221.7792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213276">
                <text:p>131.213276</text:p>
              </table:table-cell>
              <table:table-cell office:value-type="float" office:value="188.580509">
                <text:p>188.5805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.53369">
                <text:p>132.53369</text:p>
              </table:table-cell>
              <table:table-cell office:value-type="float" office:value="224.447399">
                <text:p>224.447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.900083">
                <text:p>134.900083</text:p>
              </table:table-cell>
              <table:table-cell office:value-type="float" office:value="224.129777">
                <text:p>224.129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997704">
                <text:p>127.997704</text:p>
              </table:table-cell>
              <table:table-cell office:value-type="float" office:value="224.633087">
                <text:p>224.633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.646338">
                <text:p>135.646338</text:p>
              </table:table-cell>
              <table:table-cell office:value-type="float" office:value="188.569977">
                <text:p>188.569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.309296">
                <text:p>132.309296</text:p>
              </table:table-cell>
              <table:table-cell office:value-type="float" office:value="224.447947">
                <text:p>224.447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.681506">
                <text:p>133.681506</text:p>
              </table:table-cell>
              <table:table-cell office:value-type="float" office:value="223.721019">
                <text:p>223.721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.981486">
                <text:p>133.981486</text:p>
              </table:table-cell>
              <table:table-cell office:value-type="float" office:value="224.508125">
                <text:p>224.50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.580127">
                <text:p>134.580127</text:p>
              </table:table-cell>
              <table:table-cell office:value-type="float" office:value="188.303544">
                <text:p>188.303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.534966">
                <text:p>134.534966</text:p>
              </table:table-cell>
              <table:table-cell office:value-type="float" office:value="226.221286">
                <text:p>226.221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166891">
                <text:p>135.166891</text:p>
              </table:table-cell>
              <table:table-cell office:value-type="float" office:value="224.217147">
                <text:p>224.2171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887434">
                <text:p>126.887434</text:p>
              </table:table-cell>
              <table:table-cell office:value-type="float" office:value="223.761545">
                <text:p>223.761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.392662">
                <text:p>139.392662</text:p>
              </table:table-cell>
              <table:table-cell office:value-type="float" office:value="224.186284">
                <text:p>224.18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.737595">
                <text:p>133.737595</text:p>
              </table:table-cell>
              <table:table-cell office:value-type="float" office:value="188.316566">
                <text:p>188.316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.971753">
                <text:p>136.971753</text:p>
              </table:table-cell>
              <table:table-cell office:value-type="float" office:value="225.9108">
                <text:p>225.9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